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7e7" officeooo:paragraph-rsid="001a97e7"/>
    </style:style>
    <style:style style:name="P2" style:family="paragraph" style:parent-style-name="Standard">
      <style:text-properties fo:font-weight="bold" officeooo:rsid="001a97e7" officeooo:paragraph-rsid="001a97e7" style:font-weight-asian="bold" style:font-weight-complex="bold"/>
    </style:style>
    <style:style style:name="P3" style:family="paragraph" style:parent-style-name="Standard">
      <style:text-properties fo:language="en" fo:country="US" officeooo:rsid="001a97e7" officeooo:paragraph-rsid="001a97e7"/>
    </style:style>
    <style:style style:name="P4" style:family="paragraph" style:parent-style-name="Standard">
      <style:text-properties fo:language="en" fo:country="US" officeooo:paragraph-rsid="001a97e7"/>
    </style:style>
    <style:style style:name="P5" style:family="paragraph" style:parent-style-name="Standard">
      <style:text-properties fo:language="en" fo:country="US" officeooo:rsid="001c1f5e" officeooo:paragraph-rsid="001c1f5e"/>
    </style:style>
    <style:style style:name="P6" style:family="paragraph" style:parent-style-name="Standard">
      <style:text-properties fo:language="en" fo:country="US" officeooo:rsid="001d11a1" officeooo:paragraph-rsid="001d11a1"/>
    </style:style>
    <style:style style:name="P7" style:family="paragraph" style:parent-style-name="Standard">
      <style:text-properties fo:language="en" fo:country="US" officeooo:rsid="001e641e" officeooo:paragraph-rsid="001e641e"/>
    </style:style>
    <style:style style:name="P8" style:family="paragraph" style:parent-style-name="Standard">
      <style:text-properties fo:language="en" fo:country="US" style:text-underline-style="none" officeooo:rsid="001e8967" officeooo:paragraph-rsid="001e8967"/>
    </style:style>
    <style:style style:name="P9" style:family="paragraph" style:parent-style-name="Standard">
      <style:text-properties officeooo:paragraph-rsid="00203e28"/>
    </style:style>
    <style:style style:name="P10" style:family="paragraph" style:parent-style-name="Standard">
      <style:text-properties officeooo:paragraph-rsid="001e8967"/>
    </style:style>
    <style:style style:name="P11" style:family="paragraph" style:parent-style-name="Standard">
      <style:text-properties officeooo:rsid="002111ee" officeooo:paragraph-rsid="002111ee"/>
    </style:style>
    <style:style style:name="P12" style:family="paragraph" style:parent-style-name="Standard">
      <style:text-properties officeooo:rsid="00213f72" officeooo:paragraph-rsid="00213f72"/>
    </style:style>
    <style:style style:name="P13" style:family="paragraph" style:parent-style-name="Standard">
      <style:text-properties officeooo:paragraph-rsid="0022179b"/>
    </style:style>
    <style:style style:name="P14" style:family="paragraph" style:parent-style-name="Standard">
      <style:text-properties officeooo:rsid="002440ad" officeooo:paragraph-rsid="002440ad"/>
    </style:style>
    <style:style style:name="P15" style:family="paragraph" style:parent-style-name="Standard">
      <style:text-properties officeooo:paragraph-rsid="002111ee"/>
    </style:style>
    <style:style style:name="T1" style:family="text">
      <style:text-properties officeooo:rsid="001a97e7"/>
    </style:style>
    <style:style style:name="T2" style:family="text">
      <style:text-properties officeooo:rsid="001b2d0a"/>
    </style:style>
    <style:style style:name="T3" style:family="text">
      <style:text-properties officeooo:rsid="001b3722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style:text-underline-style="none" officeooo:rsid="00203e28"/>
    </style:style>
    <style:style style:name="T7" style:family="text">
      <style:text-properties fo:language="en" fo:country="US" style:text-underline-style="none" officeooo:rsid="001e8967"/>
    </style:style>
    <style:style style:name="T8" style:family="text">
      <style:text-properties fo:language="en" fo:country="US" style:text-underline-style="none" officeooo:rsid="0022179b"/>
    </style:style>
    <style:style style:name="T9" style:family="text">
      <style:text-properties fo:language="en" fo:country="US" style:text-underline-style="none" officeooo:rsid="00240d88"/>
    </style:style>
    <style:style style:name="T10" style:family="text">
      <style:text-properties fo:language="en" fo:country="US" style:text-underline-style="none" officeooo:rsid="00248a71"/>
    </style:style>
    <style:style style:name="T11" style:family="text">
      <style:text-properties fo:language="en" fo:country="US" style:text-underline-style="none" officeooo:rsid="0027a658"/>
    </style:style>
    <style:style style:name="T12" style:family="text">
      <style:text-properties fo:language="en" fo:country="US" style:text-underline-style="none" officeooo:rsid="00288f49"/>
    </style:style>
    <style:style style:name="T13" style:family="text">
      <style:text-properties fo:language="en" fo:country="US" style:text-underline-style="none" officeooo:rsid="002111ee"/>
    </style:style>
    <style:style style:name="T14" style:family="text">
      <style:text-properties fo:language="en" fo:country="US" style:text-underline-style="none" officeooo:rsid="002914c0"/>
    </style:style>
    <style:style style:name="T15" style:family="text">
      <style:text-properties fo:language="en" fo:country="US" style:text-underline-style="none" officeooo:rsid="0029dccc"/>
    </style:style>
    <style:style style:name="T16" style:family="text">
      <style:text-properties fo:language="en" fo:country="US" style:text-underline-style="none" officeooo:rsid="002bb64c"/>
    </style:style>
    <style:style style:name="T17" style:family="text">
      <style:text-properties officeooo:rsid="0025a5e1"/>
    </style:style>
    <style:style style:name="T18" style:family="text">
      <style:text-properties officeooo:rsid="0027a658"/>
    </style:style>
    <style:style style:name="T19" style:family="text">
      <style:text-properties officeooo:rsid="00288f49"/>
    </style:style>
    <style:style style:name="T20" style:family="text">
      <style:text-properties officeooo:rsid="0029d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nke de Par Blog</text:p>
      <text:p text:style-name="P1">Test Raport</text:p>
      <text:p text:style-name="P1">Tjitze</text:p>
      <text:p text:style-name="P1"/>
      <text:p text:style-name="P3">After a bit of fiddling with boxes and css I came back to bootstrap and used it for the header.</text:p>
      <text:p text:style-name="P3">Altering the displayed date with javascript worked in one go.</text:p>
      <text:p text:style-name="P3"/>
      <text:p text:style-name="P4"><text:span text:style-name="T1">With the right input the Login page worked the first time.</text:span></text:p>
      <text:p text:style-name="P3"><text:span text:style-name="T2">L</text:span>ogout <text:span text:style-name="T2">didn’t work </text:span><text:span text:style-name="T17">immediately</text:span><text:span text:style-name="T2"> because I forgot to include a session_start</text:span><text:span text:style-name="T17">()</text:span><text:span text:style-name="T2"> </text:span><text:span text:style-name="T3">line </text:span><text:span text:style-name="T17">in the script</text:span><text:span text:style-name="T2">.</text:span></text:p>
      <text:p text:style-name="P3"/>
      <text:p text:style-name="P5">Id of wenk database table did not <text:span text:style-name="T17">auto</text:span> increment, I clicked the empty field instead of the auto increment field when making it. This was a quick fix.</text:p>
      <text:p text:style-name="P5"/>
      <text:p text:style-name="P6">The rich text field for the blogpost didn’t work <text:span text:style-name="T18">until</text:span> I made the script for it only run after the document was ready.</text:p>
      <text:p text:style-name="P6"/>
      <text:p text:style-name="P7">Submitting the blogpost form didn’t work because I forgot to add the POST method.</text:p>
      <text:p text:style-name="P7"><text:span text:style-name="T4"/></text:p>
      <text:p text:style-name="P10"><text:span text:style-name="T7">For some reason the JS form validation function I wrote for the blogpost form doesn’t work even though a near identical one does for the wenk. So I rewrote the same logic as a mix of </text:span><text:span text:style-name="T6">PHP</text:span><text:span text:style-name="T7"> and </text:span><text:span text:style-name="T6">JS</text:span><text:span text:style-name="T7"> in the upload function for now.</text:span></text:p>
      <text:p text:style-name="P8"/>
      <text:p text:style-name="P9"><text:span text:style-name="T6">While trying to display the latest wenk in the header it popped outside of the borders I wanted it inside of. The placeholder I previously put there had a break line element inside of it. I started writing a function for placing break line inside of the string variable at certain points. When I realized I could just change the width of the </text:span><text:span text:style-name="T11">paragraph</text:span><text:span text:style-name="T6"> element with CSS. It now displays right.</text:span></text:p>
      <text:p text:style-name="P9"><text:span text:style-name="T6"/></text:p>
      <text:p text:style-name="P15"><text:span text:style-name="T6">T</text:span><text:span text:style-name="T13">he list for the archive page “Oude wenken” only displayed one instead of all because I forgot to use different variable names from the script for displaying the latest one in the header. After </text:span><text:span text:style-name="T12">using them different variable names here</text:span><text:span text:style-name="T13"> it works.</text:span></text:p>
      <text:p text:style-name="P11"><text:span text:style-name="T5"/></text:p>
      <text:p text:style-name="P12"><text:span text:style-name="T5">The JS form validation didn’t work for the blogpost form </text:span><text:span text:style-name="T14">textarea</text:span><text:span text:style-name="T5">, resolved by removing the placeholder-text in the form </text:span><text:span text:style-name="T14">textarea.</text:span></text:p>
      <text:p text:style-name="P12"><text:span text:style-name="T5"/></text:p>
      <text:p text:style-name="P13"><text:span text:style-name="T8">Because I made the insert script before the display part I didn’t think to test what it would look like with empty database tables. I tried this and there were a few errors. </text:span><text:span text:style-name="T15">By</text:span><text:span text:style-name="T8"> initializing the variables as empty and assigning </text:span><text:span text:style-name="T9">their value from the database within an if statement this was solved.</text:span></text:p>
      <text:p text:style-name="P13"><text:span text:style-name="T9"/></text:p>
      <text:p text:style-name="P14"><text:span text:style-name="T9">W</text:span><text:span text:style-name="T5">hen making the edit form for blogposts the rich text editor didn’t seem to work, on looking at different posts pages it only didn’t work on posts that included a link element and only when I tried to set the content of the old post as the default value of the edit text field. <text:s/></text:span><text:span text:style-name="T10">After a bit of research I found the htmlspecialchars() function. After putting the variable holding the old content in there when changing the inerhtml with javascript the rich text editor </text:span><text:span text:style-name="T16">also</text:span><text:span text:style-name="T10"> worked with old posts that included links as default value.</text:span></text:p>
      <text:p text:style-name="P14"><text:span text:style-name="T10"/></text:p>
      <text:p text:style-name="P14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5T14:45:23.347000000</meta:creation-date>
    <meta:generator>LibreOffice/6.4.0.3$Windows_X86_64 LibreOffice_project/b0a288ab3d2d4774cb44b62f04d5d28733ac6df8</meta:generator>
    <dc:date>2022-02-16T12:07:56.691000000</dc:date>
    <meta:editing-duration>P39DT23H12M58S</meta:editing-duration>
    <meta:editing-cycles>18</meta:editing-cycles>
    <meta:document-statistic meta:table-count="0" meta:image-count="0" meta:object-count="0" meta:page-count="1" meta:paragraph-count="16" meta:word-count="454" meta:character-count="2511" meta:non-whitespace-character-count="2072"/>
  </office:meta>
</office:document-meta>
</file>